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1dea" officeooo:paragraph-rsid="00041dea"/>
    </style:style>
    <style:style style:name="P2" style:family="paragraph" style:parent-style-name="Standard">
      <style:text-properties fo:font-size="15pt" fo:font-weight="bold" officeooo:rsid="00041dea" officeooo:paragraph-rsid="00041dea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fo:font-weight="bold" officeooo:rsid="00041dea" officeooo:paragraph-rsid="0005c899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fo:font-weight="bold" officeooo:rsid="00041dea" officeooo:paragraph-rsid="0027f97d" style:font-size-asian="15pt" style:font-weight-asian="bold" style:font-size-complex="15pt" style:font-weight-complex="bold"/>
    </style:style>
    <style:style style:name="P5" style:family="paragraph" style:parent-style-name="Standard">
      <style:text-properties officeooo:paragraph-rsid="00041dea"/>
    </style:style>
    <style:style style:name="P6" style:family="paragraph" style:parent-style-name="Standard">
      <style:text-properties officeooo:rsid="00047308" officeooo:paragraph-rsid="00047308"/>
    </style:style>
    <style:style style:name="P7" style:family="paragraph" style:parent-style-name="Standard">
      <style:text-properties officeooo:rsid="00055c5a" officeooo:paragraph-rsid="00055c5a"/>
    </style:style>
    <style:style style:name="P8" style:family="paragraph" style:parent-style-name="Standard">
      <style:text-properties officeooo:paragraph-rsid="00055c5a"/>
    </style:style>
    <style:style style:name="P9" style:family="paragraph" style:parent-style-name="Standard">
      <style:text-properties officeooo:paragraph-rsid="0005c899"/>
    </style:style>
    <style:style style:name="P10" style:family="paragraph" style:parent-style-name="Standard">
      <style:text-properties officeooo:rsid="0005c899" officeooo:paragraph-rsid="0005c899"/>
    </style:style>
    <style:style style:name="P11" style:family="paragraph" style:parent-style-name="Standard">
      <style:text-properties officeooo:rsid="000ce7d9" officeooo:paragraph-rsid="0027f97d"/>
    </style:style>
    <style:style style:name="P12" style:family="paragraph" style:parent-style-name="Standard">
      <style:text-properties fo:font-size="12pt" fo:font-weight="normal" officeooo:rsid="00074573" officeooo:paragraph-rsid="0027f97d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087024" officeooo:paragraph-rsid="0027f97d" style:font-size-asian="12pt" style:font-weight-asian="normal" style:font-size-complex="12pt" style:font-weight-complex="normal"/>
    </style:style>
    <style:style style:name="P14" style:family="paragraph" style:parent-style-name="Standard">
      <style:text-properties officeooo:rsid="00087024" officeooo:paragraph-rsid="0027f97d"/>
    </style:style>
    <style:style style:name="P15" style:family="paragraph" style:parent-style-name="Standard">
      <style:text-properties officeooo:rsid="0009ecdc" officeooo:paragraph-rsid="0027f97d"/>
    </style:style>
    <style:style style:name="P16" style:family="paragraph" style:parent-style-name="Standard">
      <style:text-properties officeooo:rsid="000b678a" officeooo:paragraph-rsid="0027f97d"/>
    </style:style>
    <style:style style:name="P17" style:family="paragraph" style:parent-style-name="Standard">
      <style:text-properties style:text-underline-style="solid" style:text-underline-type="double" style:text-underline-width="auto" style:text-underline-color="font-color" officeooo:rsid="000b678a" officeooo:paragraph-rsid="0027f97d"/>
    </style:style>
    <style:style style:name="P18" style:family="paragraph" style:parent-style-name="Standard">
      <style:text-properties officeooo:rsid="000c3479" officeooo:paragraph-rsid="0027f97d"/>
    </style:style>
    <style:style style:name="P19" style:family="paragraph" style:parent-style-name="Standard">
      <style:text-properties officeooo:rsid="000ccfb5" officeooo:paragraph-rsid="0027f97d"/>
    </style:style>
    <style:style style:name="P20" style:family="paragraph" style:parent-style-name="Standard">
      <style:text-properties officeooo:paragraph-rsid="0027f97d"/>
    </style:style>
    <style:style style:name="P21" style:family="paragraph" style:parent-style-name="Standard">
      <style:text-properties officeooo:rsid="0010f748" officeooo:paragraph-rsid="0028c048"/>
    </style:style>
    <style:style style:name="P22" style:family="paragraph" style:parent-style-name="Standard">
      <style:text-properties officeooo:rsid="00041dea" officeooo:paragraph-rsid="0028c048"/>
    </style:style>
    <style:style style:name="P23" style:family="paragraph" style:parent-style-name="Standard">
      <style:text-properties officeooo:rsid="000df0b5" officeooo:paragraph-rsid="0028c048"/>
    </style:style>
    <style:style style:name="P24" style:family="paragraph" style:parent-style-name="Standard">
      <style:text-properties fo:font-style="italic" officeooo:rsid="000df0b5" officeooo:paragraph-rsid="0028c048" style:font-style-asian="italic" style:font-style-complex="italic"/>
    </style:style>
    <style:style style:name="P25" style:family="paragraph" style:parent-style-name="Standard">
      <style:text-properties officeooo:rsid="000e0992" officeooo:paragraph-rsid="0028c048"/>
    </style:style>
    <style:style style:name="P26" style:family="paragraph" style:parent-style-name="Standard">
      <style:text-properties officeooo:rsid="000ee290" officeooo:paragraph-rsid="0028c048"/>
    </style:style>
    <style:style style:name="P27" style:family="paragraph" style:parent-style-name="Standard">
      <style:text-properties officeooo:rsid="000ee290" officeooo:paragraph-rsid="0028c048" fo:background-color="#cccccc"/>
    </style:style>
    <style:style style:name="P28" style:family="paragraph" style:parent-style-name="Standard">
      <style:text-properties officeooo:paragraph-rsid="0028c048" fo:background-color="#cccccc"/>
    </style:style>
    <style:style style:name="P29" style:family="paragraph" style:parent-style-name="Standard">
      <style:text-properties officeooo:rsid="000f324d" officeooo:paragraph-rsid="0028c048"/>
    </style:style>
    <style:style style:name="P30" style:family="paragraph" style:parent-style-name="Standard">
      <style:text-properties officeooo:rsid="000fa6bd" officeooo:paragraph-rsid="0028c048"/>
    </style:style>
    <style:style style:name="P31" style:family="paragraph" style:parent-style-name="Standard">
      <style:text-properties officeooo:paragraph-rsid="0028c048"/>
    </style:style>
    <style:style style:name="T1" style:family="text">
      <style:text-properties officeooo:rsid="00041dea"/>
    </style:style>
    <style:style style:name="T2" style:family="text">
      <style:text-properties officeooo:rsid="00055c5a"/>
    </style:style>
    <style:style style:name="T3" style:family="text">
      <style:text-properties officeooo:rsid="0005c899"/>
    </style:style>
    <style:style style:name="T4" style:family="text">
      <style:text-properties fo:font-size="15pt" fo:font-weight="bold" officeooo:rsid="00041dea" style:font-size-asian="15pt" style:font-weight-asian="bold" style:font-size-complex="15pt" style:font-weight-complex="bold"/>
    </style:style>
    <style:style style:name="T5" style:family="text">
      <style:text-properties fo:font-size="15pt" fo:font-weight="bold" officeooo:rsid="0006ed79" style:font-size-asian="15pt" style:font-weight-asian="bold" style:font-size-complex="15pt" style:font-weight-complex="bold"/>
    </style:style>
    <style:style style:name="T6" style:family="text">
      <style:text-properties fo:font-size="15pt" fo:font-weight="bold" officeooo:rsid="000df0b5" style:font-size-asian="15pt" style:font-weight-asian="bold" style:font-size-complex="15pt" style:font-weight-complex="bold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074573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087024" style:font-size-asian="12pt" style:font-weight-asian="normal" style:font-size-complex="12pt" style:font-weight-complex="normal"/>
    </style:style>
    <style:style style:name="T10" style:family="text">
      <style:text-properties officeooo:rsid="00087024"/>
    </style:style>
    <style:style style:name="T11" style:family="text">
      <style:text-properties officeooo:rsid="000b678a"/>
    </style:style>
    <style:style style:name="T12" style:family="text">
      <style:text-properties officeooo:rsid="000ccfb5"/>
    </style:style>
    <style:style style:name="T13" style:family="text">
      <style:text-properties officeooo:rsid="000ce7d9"/>
    </style:style>
    <style:style style:name="T14" style:family="text">
      <style:text-properties officeooo:rsid="000df0b5"/>
    </style:style>
    <style:style style:name="T15" style:family="text">
      <style:text-properties officeooo:rsid="000ee290"/>
    </style:style>
    <style:style style:name="T16" style:family="text">
      <style:text-properties officeooo:rsid="000f324d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officeooo:rsid="000f324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215bd7"/>
    </style:style>
    <style:style style:name="T21" style:family="text">
      <style:text-properties officeooo:rsid="0010f748"/>
    </style:style>
    <style:style style:name="T22" style:family="text">
      <style:text-properties officeooo:rsid="000fa6b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esson 1: problems set:</text:p>
      <text:p text:style-name="P1"/>
      <text:p text:style-name="P1">Q.3:</text:p>
      <text:p text:style-name="P1"/>
      <text:p text:style-name="P5"><text:span text:style-name="T1">int </text:span>bankBalance <text:span text:style-name="T1">= 500;</text:span></text:p>
      <text:p text:style-name="P5">bankBalance <text:span text:style-name="T1">= <text:s/>bankBalance + 250;</text:span></text:p>
      <text:p text:style-name="P5">bankBalance <text:span text:style-name="T1">= <text:s/>bankBalance - 100;</text:span></text:p>
      <text:p text:style-name="P1">System.out.println(bankBalance);</text:p>
      <text:p text:style-name="P1"/>
      <text:p text:style-name="P1">Q.4:</text:p>
      <text:p text:style-name="P1"/>
      <text:p text:style-name="P1">System.out.println(2.0 * (5 / 2));</text:p>
      <text:p text:style-name="P1">=</text:p>
      <text:p text:style-name="P1">System.out.println( double * (int / int))</text:p>
      <text:p text:style-name="P1">= 2.0 * 2 = 4.0</text:p>
      <text:p text:style-name="P1"/>
      <text:p text:style-name="P6">Q.5:</text:p>
      <text:p text:style-name="P6"/>
      <text:p text:style-name="P6">int day = 19;</text:p>
      <text:p text:style-name="P6">String month = “June”;</text:p>
      <text:p text:style-name="P6">System.out.println(month <text:s/>+ “ “ + day);</text:p>
      <text:p text:style-name="P6"/>
      <text:p text:style-name="P6">Q.6:</text:p>
      <text:p text:style-name="P6"/>
      <text:p text:style-name="P6">String firstName = “Maksym”;</text:p>
      <text:p text:style-name="P6">String lastName = “Severyn”;</text:p>
      <text:p text:style-name="P7">String fullName = firstName + “ “ + lastName;</text:p>
      <text:p text:style-name="P7"/>
      <text:p text:style-name="P7">System.out.println(“Hello, my name is “ + fullName + “.”)</text:p>
      <text:p text:style-name="P8"/>
      <text:p text:style-name="P7">Int letterInName = <text:s/>firstName.length() + lastName.length();</text:p>
      <text:p text:style-name="P8"/>
      <text:p text:style-name="P8"><text:span text:style-name="T2">System.out.println(“</text:span>There are “<text:span text:style-name="T2">+letterInName+</text:span>” letters in my name.<text:span text:style-name="T2">”);</text:span></text:p>
      <text:p text:style-name="P8"/>
      <text:p text:style-name="P7">Q.7:</text:p>
      <text:p text:style-name="P7"/>
      <text:p text:style-name="P8"><text:span text:style-name="T2">double </text:span>fahrenheit <text:span text:style-name="T2">= </text:span><text:span text:style-name="T3">50</text:span><text:span text:style-name="T2">.</text:span><text:span text:style-name="T3">0</text:span><text:span text:style-name="T2">;</text:span></text:p>
      <text:p text:style-name="P9"><text:span text:style-name="T3">double </text:span>celsius <text:span text:style-name="T3">= ( fahrenheit – 32 ) * 5 / 9 ;</text:span></text:p>
      <text:p text:style-name="P10">System.out.println(celsius);</text:p>
      <text:p text:style-name="P10"/>
      <text:p text:style-name="P20"><text:span text:style-name="T4">Lesson </text:span><text:span text:style-name="T5">2</text:span><text:span text:style-name="T4">: problems set:</text:span></text:p>
      <text:p text:style-name="P4"/>
      <text:p text:style-name="P12"><text:span text:style-name="T1">Q</text:span>3.:</text:p>
      <text:p text:style-name="P12"/>
      <text:p text:style-name="P12">Starting code: </text:p>
      <text:p text:style-name="P20"><text:span text:style-name="T8">if ( </text:span>canSeePlayer<text:span text:style-name="T8"> ) { </text:span></text:p>
      <text:p text:style-name="P20"><text:span text:style-name="T8"><text:tab/>if ( !</text:span>playerPoweredUp<text:span text:style-name="T8"> ) { </text:span></text:p>
      <text:p text:style-name="P12"><text:tab/><text:tab/>System.out.println("Attack!"); } </text:p>
      <text:p text:style-name="P12"><text:tab/>else { System.out.println("Run away!"); } } </text:p>
      <text:p text:style-name="P12">else { </text:p>
      <text:p text:style-name="P12">System.out.println("Wander."); </text:p>
      <text:p text:style-name="P12">}</text:p>
      <text:p text:style-name="P12"><text:soft-page-break/></text:p>
      <text:p text:style-name="P13">Q.4:</text:p>
      <text:p text:style-name="P13"/>
      <text:p text:style-name="P13">boolean isSnowing = false; </text:p>
      <text:p text:style-name="P13">boolean isRaining = true; </text:p>
      <text:p text:style-name="P13">double temperature = 60.0;</text:p>
      <text:p text:style-name="P13"/>
      <text:p text:style-name="P13">if ( <text:s/>isSnowing || <text:s/>isSnowing || <text:s/>temperature &lt; 50) {</text:p>
      <text:p text:style-name="P20"><text:span text:style-name="T9">System.out.println(“</text:span>Let’s stay home."<text:span text:style-name="T10">);</text:span></text:p>
      <text:p text:style-name="P14">} else {</text:p>
      <text:p text:style-name="P20"><text:span text:style-name="T10"><text:tab/></text:span><text:span text:style-name="T9">System.out.println(“</text:span><text:span text:style-name="T7">Let’s go out!</text:span><text:span text:style-name="T10">");</text:span></text:p>
      <text:p text:style-name="P14">}</text:p>
      <text:p text:style-name="P14"/>
      <text:p text:style-name="P15">Q.5:</text:p>
      <text:p text:style-name="P15"/>
      <text:p text:style-name="P15">//Assume this could have any value between 0 and 24: </text:p>
      <text:p text:style-name="P15"/>
      <text:p text:style-name="P15">int time = 18; </text:p>
      <text:p text:style-name="P15">String timeOfDay;</text:p>
      <text:p text:style-name="P15">if ( time &gt;= 5 &amp;&amp; time &lt; 12) {</text:p>
      <text:p text:style-name="P15"><text:tab/>timeOfDay = “morning”;</text:p>
      <text:p text:style-name="P15">} else if ( time &gt;= 12 &amp;&amp; time &lt; 20) {</text:p>
      <text:p text:style-name="P15"><text:tab/>timeOfDay = “daytime”;</text:p>
      <text:p text:style-name="P15">} else {</text:p>
      <text:p text:style-name="P15"><text:tab/>timeOfDay = “night”;</text:p>
      <text:p text:style-name="P15">}</text:p>
      <text:p text:style-name="P16"/>
      <text:p text:style-name="P16">Q.6:</text:p>
      <text:p text:style-name="P17"/>
      <text:p text:style-name="P18"/>
      <text:p text:style-name="P16">int weekday = 5; </text:p>
      <text:p text:style-name="P16">boolean holiday = false;</text:p>
      <text:p text:style-name="P16"/>
      <text:p text:style-name="P18">if ( <text:span text:style-name="T11">weekday </text:span>&gt;= 1 &amp;&amp; <text:span text:style-name="T11">weekday </text:span>&lt;=5 <text:span text:style-name="T12">&amp;&amp; !(</text:span><text:span text:style-name="T11">holiday</text:span><text:span text:style-name="T12">)</text:span>) {</text:p>
      <text:p text:style-name="P18">System.out.println(“Wake up at 7:00”);</text:p>
      <text:p text:style-name="P18">} else {</text:p>
      <text:p text:style-name="P18">System.out.println(“Sleep in!”);</text:p>
      <text:p text:style-name="P18">}</text:p>
      <text:p text:style-name="P18"/>
      <text:p text:style-name="P18"/>
      <text:p text:style-name="P19">Q.7:</text:p>
      <text:p text:style-name="P19"/>
      <text:p text:style-name="P19">double playbackPosition = 120; </text:p>
      <text:p text:style-name="P19">boolean rewinding = true; </text:p>
      <text:p text:style-name="P19">double rewindAmount = 0.0;</text:p>
      <text:p text:style-name="P19"/>
      <text:p text:style-name="P19">If (rewinding) { </text:p>
      <text:p text:style-name="P19">rewindAmount = 0.1; </text:p>
      <text:p text:style-name="P19">} </text:p>
      <text:p text:style-name="P19">playbackPosition = playbackPosition – rewindAmount;</text:p>
      <text:p text:style-name="P19"/>
      <text:p text:style-name="P19">Q.8:</text:p>
      <text:p text:style-name="P19"><text:soft-page-break/></text:p>
      <text:p text:style-name="P19">//Assume this can have any value from 1 to 7: </text:p>
      <text:p text:style-name="P19"/>
      <text:p text:style-name="P19">//TODO: declare a String variable called schedule. </text:p>
      <text:p text:style-name="P19">//TODO: write a switch statement that give schedule a different </text:p>
      <text:p text:style-name="P19">//value for each day of the week based on the dayOfWeek variable. </text:p>
      <text:p text:style-name="P19">//Don’t forget to "break" after each case, and don’t forget to </text:p>
      <text:p text:style-name="P19">//provide a default case!</text:p>
      <text:p text:style-name="P19"/>
      <text:p text:style-name="P19">int dayOfWeek = 1; </text:p>
      <text:p text:style-name="P20"><text:span text:style-name="T12">String </text:span>schedule;</text:p>
      <text:p text:style-name="P20"/>
      <text:p text:style-name="P19">switch ( dayOfWeek ) <text:span text:style-name="T13">{</text:span></text:p>
      <text:p text:style-name="P20"><text:span text:style-name="T12"><text:tab/>case 1: <text:s/>schedule = “</text:span>Gym in the morning.<text:span text:style-name="T12">”;</text:span></text:p>
      <text:p text:style-name="P20"><text:tab/><text:tab/><text:span text:style-name="T12">break;</text:span></text:p>
      <text:p text:style-name="P20"><text:tab/><text:span text:style-name="T12">case 2: schedule = “</text:span>Class after work.<text:span text:style-name="T12">”;</text:span></text:p>
      <text:p text:style-name="P20"><text:tab/><text:tab/><text:span text:style-name="T12">break;</text:span></text:p>
      <text:p text:style-name="P20"><text:tab/><text:span text:style-name="T12">case 3: schedule = “</text:span>Meetings all day.<text:span text:style-name="T12">”;</text:span></text:p>
      <text:p text:style-name="P20"><text:tab/><text:tab/><text:span text:style-name="T12">break;</text:span></text:p>
      <text:p text:style-name="P20"><text:tab/><text:span text:style-name="T12">case 4: schedule = “</text:span>Work from home.<text:span text:style-name="T12">”;</text:span></text:p>
      <text:p text:style-name="P20"><text:tab/><text:tab/><text:span text:style-name="T12">break;</text:span></text:p>
      <text:p text:style-name="P20"><text:tab/><text:span text:style-name="T12">case 5: schedule = “</text:span>Game night after work.<text:span text:style-name="T12">”;</text:span></text:p>
      <text:p text:style-name="P20"><text:tab/><text:tab/><text:span text:style-name="T12">break;</text:span></text:p>
      <text:p text:style-name="P20"><text:tab/><text:span text:style-name="T13">default : <text:s/></text:span><text:span text:style-name="T12">schedule </text:span><text:span text:style-name="T13">= “Free!”;</text:span></text:p>
      <text:p text:style-name="P20"><text:tab/><text:tab/><text:span text:style-name="T13">break;</text:span></text:p>
      <text:p text:style-name="P11">}</text:p>
      <text:p text:style-name="P11"/>
      <text:p text:style-name="P31"><text:span text:style-name="T4">Lesson </text:span><text:span text:style-name="T6">3</text:span><text:span text:style-name="T4">: problems set:</text:span></text:p>
      <text:p text:style-name="P22"/>
      <text:p text:style-name="P31"><text:span text:style-name="T1">Q.</text:span><text:span text:style-name="T14">2:</text:span></text:p>
      <text:p text:style-name="P31"/>
      <text:p text:style-name="P23">pablic boolean isPrime(int a){</text:p>
      <text:p text:style-name="P23">… }</text:p>
      <text:p text:style-name="P23"/>
      <text:p text:style-name="P23">Q.4:</text:p>
      <text:p text:style-name="P23"/>
      <text:p text:style-name="P31"><text:span text:style-name="T14">public double </text:span>absoluteValue(<text:span text:style-name="T14">double n</text:span>) <text:span text:style-name="T14">{</text:span></text:p>
      <text:p text:style-name="P31"><text:span text:style-name="T14">if (n &lt; 0</text:span> <text:span text:style-name="T14">) {</text:span></text:p>
      <text:p text:style-name="P23">n = -n;</text:p>
      <text:p text:style-name="P23">} else { n }</text:p>
      <text:p text:style-name="P23">return n;</text:p>
      <text:p text:style-name="P23">}</text:p>
      <text:p text:style-name="P24">OR</text:p>
      <text:p text:style-name="P31"><text:span text:style-name="T14">public double </text:span>absoluteValue(<text:span text:style-name="T14">double n</text:span>) <text:span text:style-name="T14">{</text:span></text:p>
      <text:p text:style-name="P25">return Math.abs(n);</text:p>
      <text:p text:style-name="P23">}</text:p>
      <text:p text:style-name="P23"/>
      <text:p text:style-name="P25">Q.5:</text:p>
      <text:p text:style-name="P25">public double calculateTip(double costOfMeal) {</text:p>
      <text:p text:style-name="P25">double tip = <text:s/>costOfMeal*0.15;</text:p>
      <text:p text:style-name="P25">return tip;</text:p>
      <text:p text:style-name="P25">}</text:p>
      <text:p text:style-name="P25"><text:soft-page-break/></text:p>
      <text:p text:style-name="P26">Q.6:</text:p>
      <text:p text:style-name="P26">public String nametagText(String name) {</text:p>
      <text:p text:style-name="P26">String answer = “Hello, my name is ” + <text:s/>name;</text:p>
      <text:p text:style-name="P26">return answer;</text:p>
      <text:p text:style-name="P26">}</text:p>
      <text:p text:style-name="P26"/>
      <text:p text:style-name="P26">Q.7:</text:p>
      <text:p text:style-name="P26"/>
      <text:p text:style-name="P26">/**</text:p>
      <text:p text:style-name="P31"><text:span text:style-name="T15">* </text:span><text:span text:style-name="T16">C</text:span><text:span text:style-name="T15">onvert degrees </text:span><text:span text:style-name="T16">from</text:span><text:span text:style-name="T15"> Fahrenheit to Celsius degrees.</text:span></text:p>
      <text:p text:style-name="P26">*</text:p>
      <text:p text:style-name="P26">* <text:span text:style-name="T17">@param</text:span> <text:s/><text:span text:style-name="T19">degreesF</text:span> degrees in <text:s/>Fahrenheit that needs to be converted.</text:p>
      <text:p text:style-name="P26">* <text:span text:style-name="T17">@</text:span><text:span text:style-name="T18">return</text:span><text:span text:style-name="T16"> inputted <text:s/></text:span>degrees in Fahrenheit <text:span text:style-name="T16">converted in to </text:span>Celsius degrees.</text:p>
      <text:p text:style-name="P26">*/</text:p>
      <text:p text:style-name="P28"><text:span text:style-name="T15">public double </text:span>fahrenheitToCelsius(<text:span text:style-name="T15">double degreesF</text:span>) <text:span text:style-name="T15">{</text:span></text:p>
      <text:p text:style-name="P27">return <text:s/>(degreesF − 32) * (5/9);</text:p>
      <text:p text:style-name="P27">}</text:p>
      <text:p text:style-name="P26"/>
      <text:p text:style-name="P26">/**</text:p>
      <text:p text:style-name="P31"><text:span text:style-name="T15">* printTemperature is function that </text:span><text:span text:style-name="T16">print inputted degrees in Fahrenheit and degrees</text:span></text:p>
      <text:p text:style-name="P29">* converted into Celsius.</text:p>
      <text:p text:style-name="P26">*</text:p>
      <text:p text:style-name="P26">* <text:span text:style-name="T17">@param</text:span> <text:s/><text:span text:style-name="T19">degreesF</text:span> degrees in <text:s/>Fahrenheit that needs to be converted.</text:p>
      <text:p text:style-name="P26">*/</text:p>
      <text:p text:style-name="P28"><text:span text:style-name="T15">public void </text:span>printTemperature(<text:span text:style-name="T15">double degreesF</text:span>) <text:span text:style-name="T15">{</text:span></text:p>
      <text:p text:style-name="P27">System.out.println(“F: “ + <text:s/>degreesF);</text:p>
      <text:p text:style-name="P28"><text:span text:style-name="T15">System.out.println(“C: “ + <text:s/>fahrenheitToCelsius</text:span><text:span text:style-name="T16">(</text:span><text:span text:style-name="T15">degreesF</text:span><text:span text:style-name="T16">)</text:span><text:span text:style-name="T15">);</text:span></text:p>
      <text:p text:style-name="P27">}</text:p>
      <text:p text:style-name="P26"/>
      <text:p text:style-name="P30">Q.8:</text:p>
      <text:p text:style-name="P30">public int diceRolling(int sides) {</text:p>
      <text:p text:style-name="P31"><text:span text:style-name="T20">double </text:span><text:span text:style-name="T21">randomNumber</text:span><text:span text:style-name="T22"> = Math.random() * sides + 1;</text:span></text:p>
      <text:p text:style-name="P31"><text:span text:style-name="T22">return (int) </text:span><text:span text:style-name="T21">randomNumber</text:span><text:span text:style-name="T22">;</text:span></text:p>
      <text:p text:style-name="P30">}</text:p>
      <text:p text:style-name="P30"/>
      <text:p text:style-name="P31"><text:span text:style-name="T22">public int </text:span><text:span text:style-name="T21">monopolyRoll</text:span><text:span text:style-name="T22">() </text:span><text:span text:style-name="T21">{</text:span></text:p>
      <text:p text:style-name="P31"><text:span text:style-name="T21">int roll1 = <text:s/></text:span><text:span text:style-name="T22">diceRolling</text:span><text:span text:style-name="T21">(6);</text:span></text:p>
      <text:p text:style-name="P31"><text:span text:style-name="T21">int roll2 = <text:s/></text:span><text:span text:style-name="T22">diceRolling</text:span><text:span text:style-name="T21">(6);</text:span></text:p>
      <text:p text:style-name="P21"><text:tab/>if ( roll1 == <text:s/>roll2 ) {</text:p>
      <text:p text:style-name="P31"><text:span text:style-name="T21"><text:tab/>int roll3 = <text:s/></text:span><text:span text:style-name="T22">diceRolling</text:span><text:span text:style-name="T21">(6);</text:span></text:p>
      <text:p text:style-name="P31"><text:span text:style-name="T21"><text:tab/>int roll4 = <text:s/></text:span><text:span text:style-name="T22">diceRolling</text:span><text:span text:style-name="T21">(6);</text:span></text:p>
      <text:p text:style-name="P21"><text:tab/>return <text:s/>roll1+ roll2+ roll3+ roll4;</text:p>
      <text:p text:style-name="P21"><text:tab/>} else {</text:p>
      <text:p text:style-name="P21"><text:tab/>return <text:s/>roll1+ roll2;</text:p>
      <text:p text:style-name="P21"><text:tab/>}</text:p>
      <text:p text:style-name="P21">}</text:p>
      <text:p text:style-name="P21"/>
      <text:p text:style-name="P21"/>
      <text:p text:style-name="P10"/>
      <text:p text:style-name="P10"/>
      <text:p text:style-name="P10"/>
      <text:p text:style-name="P10"><text:soft-page-break/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4T18:44:24.218756030</meta:creation-date>
    <dc:date>2021-07-28T13:36:36.732867412</dc:date>
    <meta:editing-duration>PT4H14M41S</meta:editing-duration>
    <meta:editing-cycles>22</meta:editing-cycles>
    <meta:generator>LibreOffice/6.4.7.2$Linux_X86_64 LibreOffice_project/40$Build-2</meta:generator>
    <meta:document-statistic meta:table-count="0" meta:image-count="0" meta:object-count="0" meta:page-count="5" meta:paragraph-count="156" meta:word-count="618" meta:character-count="3762" meta:non-whitespace-character-count="3216"/>
  </office:meta>
</office:document-meta>
</file>